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 style:data-style-name="N119">
      <style:text-properties style:font-name="Times New Roman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24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4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2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2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2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3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3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3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3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3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3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3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37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38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39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40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41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4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43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3"/>
          <table:table-cell office:value-type="string">
            <text:p>bodybase.set_skin_width</text:p>
          </table:table-cell>
          <table:table-cell table:style-name="ce44" office:value-type="string">
            <text:p>Yes</text:p>
          </table:table-cell>
          <table:table-cell table:style-name="ce23" table:number-columns-repeated="24"/>
          <table:table-cell table:style-name="ce5" table:number-columns-repeated="4"/>
          <table:table-cell table:style-name="ce23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4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5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5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5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4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46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3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4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4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1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49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5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5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64">
            <text:p>164</text:p>
          </table:table-cell>
          <table:table-cell table:number-columns-repeated="3"/>
          <table:table-cell table:formula="of:=COUNTIF([.F4:.F286];&quot;No&quot;)" office:value-type="float" office:value="228">
            <text:p>228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58">
            <text:p>58</text:p>
          </table:table-cell>
          <table:table-cell table:number-columns-repeated="3"/>
          <table:table-cell table:formula="of:=COUNTIF([.F4:.F286];&quot;Yes&quot;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32">
            <text:p>32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0">
            <text:p>10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174">
            <text:p>174</text:p>
          </table:table-cell>
          <table:table-cell table:number-columns-repeated="3"/>
          <table:table-cell table:formula="of:=[.F289]+[.F292]" office:value-type="float" office:value="240">
            <text:p>240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03:Sheet1.B213 Sheet1.B106:Sheet1.B165 Sheet1.B50:Sheet1.B57 Sheet1.B59:Sheet1.B59 Sheet1.B33:Sheet1.B34 Sheet1.B279:Sheet1.B286 Sheet1.B37:Sheet1.B52 Sheet1.B61:Sheet1.B104 Sheet1.B5:Sheet1.B15 Sheet1.B19:Sheet1.B20 Sheet1.B22:Sheet1.B28 Sheet1.B216:Sheet1.B239 Sheet1.B168:Sheet1.B200 Sheet1.B254:Sheet1.B277 Sheet1.B241:Sheet1.B25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0:Sheet1.F286 Sheet1.F245:Sheet1.F247 Sheet1.F216:Sheet1.F227 Sheet1.F46:Sheet1.F213 Sheet1.F230:Sheet1.F238 Sheet1.F4:Sheet1.F13 Sheet1.F24:Sheet1.F24 Sheet1.F28:Sheet1.F38 Sheet1.F41:Sheet1.F44 Sheet1.F240:Sheet1.F2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 style:data-style-name="N2" text:time-value="0000-00-00T10:09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8-08T10:22:07</dc:date>
    <dc:creator>Michael </dc:creator>
    <meta:editing-duration>PT1H8M4S</meta:editing-duration>
    <meta:editing-cycles>26</meta:editing-cycles>
    <meta:generator>LibreOffice/4.0.2.2$Linux_X86_64 LibreOffice_project/400m0$Build-2</meta:generator>
    <meta:document-statistic meta:table-count="1" meta:cell-count="944" meta:object-count="0"/>
  </office:meta>
</office:document-meta>
</file>